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cdee" officeooo:paragraph-rsid="000acdee"/>
    </style:style>
    <style:style style:name="P2" style:family="paragraph" style:parent-style-name="Standard" style:list-style-name="L2">
      <style:text-properties officeooo:rsid="000acdee" officeooo:paragraph-rsid="000acdee"/>
    </style:style>
    <style:style style:name="P3" style:family="paragraph" style:parent-style-name="Standard" style:list-style-name="L3">
      <style:text-properties officeooo:rsid="000acdee" officeooo:paragraph-rsid="000acdee"/>
    </style:style>
    <style:style style:name="P4" style:family="paragraph" style:parent-style-name="Standard">
      <style:text-properties officeooo:paragraph-rsid="000acdee"/>
    </style:style>
    <style:style style:name="P5" style:family="paragraph" style:parent-style-name="Standard" style:list-style-name="L1">
      <style:text-properties officeooo:paragraph-rsid="000acdee"/>
    </style:style>
    <style:style style:name="P6" style:family="paragraph" style:parent-style-name="Standard" style:list-style-name="L3">
      <style:text-properties officeooo:rsid="000b071c" officeooo:paragraph-rsid="000b071c"/>
    </style:style>
    <style:style style:name="P7" style:family="paragraph" style:parent-style-name="Standard">
      <style:text-properties officeooo:rsid="000b071c" officeooo:paragraph-rsid="000b071c"/>
    </style:style>
    <style:style style:name="P8" style:family="paragraph" style:parent-style-name="Standard" style:list-style-name="L4">
      <style:text-properties officeooo:rsid="000c46a1" officeooo:paragraph-rsid="000c46a1"/>
    </style:style>
    <style:style style:name="P9" style:family="paragraph" style:parent-style-name="Standard">
      <style:text-properties officeooo:rsid="000c46a1" officeooo:paragraph-rsid="000c46a1"/>
    </style:style>
    <style:style style:name="T1" style:family="text">
      <style:text-properties officeooo:rsid="000acde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acdee"/>
    </style:style>
    <style:style style:name="T4" style:family="text">
      <style:text-properties officeooo:rsid="000e58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)</text:p>
      <text:p text:style-name="Standard">without zero padding </text:p>
      <text:p text:style-name="Standard"><text:s text:c="4"/>- spectrum looks like one continous signa<text:span text:style-name="T4">l</text:span></text:p>
      <text:p text:style-name="Standard"><text:s text:c="4"/>- maximum of signal f = 200,5 cannot be read from spectrum</text:p>
      <text:p text:style-name="Standard"/>
      <text:p text:style-name="Standard"/>
      <text:p text:style-name="Standard">difference f1 f2:</text:p>
      <text:p text:style-name="Standard">- f2 shifted </text:p>
      <text:p text:style-name="Standard"/>
      <text:p text:style-name="Standard"/>
      <text:p text:style-name="P1">h)</text:p>
      <text:p text:style-name="P4">Flat top :</text:p>
      <text:list xml:id="list1338514882" text:style-name="L1">
        <text:list-item>
          <text:p text:style-name="P5"><text:span text:style-name="T1">schmales Fenster mit teilweise negativer Gewichtung</text:span></text:p>
        </text:list-item>
        <text:list-item>
          <text:p text:style-name="P5"><text:span text:style-name="T1">vergleichsweiser kleiner Ampltiudenfehler, schlechte Frequenzauflösung</text:span></text:p>
        </text:list-item>
        <text:list-item>
          <text:p text:style-name="P5"><text:span text:style-name="T1">Anwendung in Spektrumanalysatoren für die Messung und Bewertung des Betrags von einzelnen Amplituden</text:span></text:p>
        </text:list-item>
      </text:list>
      <text:p text:style-name="P4"/>
      <text:p text:style-name="P1">Rechteckfenster:</text:p>
      <text:list xml:id="list3348888359" text:style-name="L2">
        <text:list-item>
          <text:p text:style-name="P2">Hautplobe des Spektrums schmal, aber Amplitude der Seitenloben relativ groß</text:p>
        </text:list-item>
        <text:list-item>
          <text:p text:style-name="P2">Anwendung zur einfachen Verarbeitung von Eingangssignalen in Blöcken</text:p>
        </text:list-item>
      </text:list>
      <text:p text:style-name="P4"/>
      <text:p text:style-name="P4"/>
      <text:p text:style-name="P1">i)</text:p>
      <text:p text:style-name="P1">Kaiser-Bessel-Fenster:</text:p>
      <text:list xml:id="list930908359" text:style-name="L3">
        <text:list-item>
          <text:p text:style-name="P3">definiert durch Fensterbreite M und form-bestimmender Faktor <text:span text:style-name="T2">α </text:span></text:p>
        </text:list-item>
        <text:list-item>
          <text:p text:style-name="P3"><text:span text:style-name="T2">je größer α, desto schmaler das Fenster</text:span></text:p>
        </text:list-item>
        <text:list-item>
          <text:p text:style-name="P3"><text:span text:style-name="T2">bei α=0 entspricht es einem Rechteckfenster</text:span></text:p>
        </text:list-item>
        <text:list-item>
          <text:p text:style-name="P6"><text:span text:style-name="T2">im Frequenzbereich nimmt bei größer werdendem </text:span><text:span text:style-name="T3">α </text:span><text:span text:style-name="T2">die Breite des Hauptmaximum zu und die relative Amplitude der Nebenmaxima ab</text:span></text:p>
        </text:list-item>
      </text:list>
      <text:p text:style-name="P7"><text:span text:style-name="T2"/></text:p>
      <text:p text:style-name="P7"><text:span text:style-name="T2">Dolph-Chebychev:</text:span></text:p>
      <text:list xml:id="list1601902339" text:style-name="L4">
        <text:list-item>
          <text:p text:style-name="P8"><text:span text:style-name="T2">wird in bezug zur ihrere Frequenzantwort definiert</text:span></text:p>
        </text:list-item>
        <text:list-item>
          <text:p text:style-name="P8"><text:span text:style-name="T2">optimiert die schmalste main-lobe mit einer gegebenen Order</text:span></text:p>
        </text:list-item>
        <text:list-item>
          <text:p text:style-name="P8"><text:span text:style-name="T2">equirpple Dämpfung der sidelobe</text:span></text:p>
        </text:list-item>
        <text:list-item>
          <text:p text:style-name="P8"><text:span text:style-name="T2">ursprünglich zur entwickelt um Direktionalität von Radio Antennen zu verbessern</text:span></text:p>
        </text:list-item>
      </text:list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3:16:57.108363596</meta:creation-date>
    <dc:date>2019-01-15T15:18:27.848571007</dc:date>
    <meta:editing-duration>PT1H30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61" meta:character-count="1094" meta:non-whitespace-character-count="960"/>
  </office:meta>
</office:document-meta>
</file>